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80bf" officeooo:paragraph-rsid="001880bf"/>
    </style:style>
    <style:style style:name="P2" style:family="paragraph" style:parent-style-name="Standard">
      <style:text-properties fo:font-weight="bold" officeooo:rsid="001880bf" officeooo:paragraph-rsid="001880bf" style:font-weight-asian="bold" style:font-weight-complex="bold"/>
    </style:style>
    <style:style style:name="P3" style:family="paragraph" style:parent-style-name="Standard">
      <style:text-properties fo:font-weight="bold" officeooo:rsid="001880bf" officeooo:paragraph-rsid="001c95e3" style:font-weight-asian="bold" style:font-weight-complex="bold"/>
    </style:style>
    <style:style style:name="P4" style:family="paragraph" style:parent-style-name="Standard">
      <style:text-properties officeooo:rsid="001960b3" officeooo:paragraph-rsid="001960b3"/>
    </style:style>
    <style:style style:name="P5" style:family="paragraph" style:parent-style-name="Standard">
      <style:text-properties officeooo:rsid="001a227a" officeooo:paragraph-rsid="001a227a"/>
    </style:style>
    <style:style style:name="P6" style:family="paragraph" style:parent-style-name="Standard">
      <style:text-properties fo:color="#ce181e" officeooo:rsid="001a227a" officeooo:paragraph-rsid="001a227a"/>
    </style:style>
    <style:style style:name="P7" style:family="paragraph" style:parent-style-name="Standard">
      <style:text-properties fo:color="#ce181e" fo:font-weight="normal" officeooo:rsid="001a227a" officeooo:paragraph-rsid="001a227a" style:font-weight-asian="normal" style:font-weight-complex="normal"/>
    </style:style>
    <style:style style:name="P8" style:family="paragraph" style:parent-style-name="Standard">
      <style:text-properties fo:color="#ce181e" fo:font-weight="normal" officeooo:rsid="001a227a" officeooo:paragraph-rsid="001c95e3" style:font-weight-asian="normal" style:font-weight-complex="normal"/>
    </style:style>
    <style:style style:name="P9" style:family="paragraph" style:parent-style-name="Standard">
      <style:text-properties fo:font-weight="normal" officeooo:rsid="001a227a" officeooo:paragraph-rsid="001c95e3" style:font-weight-asian="normal" style:font-weight-complex="normal"/>
    </style:style>
    <style:style style:name="P10" style:family="paragraph" style:parent-style-name="Standard">
      <style:text-properties fo:font-weight="normal" officeooo:rsid="001b7672" officeooo:paragraph-rsid="001c95e3" style:font-weight-asian="normal" style:font-weight-complex="normal"/>
    </style:style>
    <style:style style:name="P11" style:family="paragraph" style:parent-style-name="Standard">
      <style:text-properties fo:font-variant="normal" fo:text-transform="none" fo:color="#ce181e" style:font-name="Ubuntu Mono" fo:font-size="9.75pt" fo:letter-spacing="normal" fo:font-style="normal" fo:font-weight="normal" officeooo:paragraph-rsid="001880bf" loext:padding="0cm" loext:border="none"/>
    </style:style>
    <style:style style:name="P12" style:family="paragraph" style:parent-style-name="Standard">
      <style:text-properties fo:font-variant="normal" fo:text-transform="none" fo:color="#ce181e" style:font-name="Ubuntu Mono" fo:font-size="9.75pt" fo:letter-spacing="normal" fo:font-style="normal" fo:font-weight="normal" officeooo:rsid="00218323" officeooo:paragraph-rsid="00218323" loext:padding="0cm" loext:border="none"/>
    </style:style>
    <style:style style:name="P13" style:family="paragraph" style:parent-style-name="Standard">
      <style:text-properties fo:color="#000000" officeooo:rsid="001a227a" officeooo:paragraph-rsid="001a227a"/>
    </style:style>
    <style:style style:name="P14" style:family="paragraph" style:parent-style-name="Standard">
      <style:text-properties fo:color="#000000" fo:font-weight="bold" officeooo:rsid="001880bf" officeooo:paragraph-rsid="00240b1d" style:font-weight-asian="bold" style:font-weight-complex="bold"/>
    </style:style>
    <style:style style:name="P15" style:family="paragraph" style:parent-style-name="Preformatted_20_Text">
      <style:text-properties fo:font-variant="normal" fo:text-transform="none" fo:color="#ce181e" fo:letter-spacing="normal" officeooo:rsid="001a227a" officeooo:paragraph-rsid="001a227a" loext:padding="0cm" loext:border="none"/>
    </style:style>
    <style:style style:name="P16" style:family="paragraph" style:parent-style-name="Preformatted_20_Text">
      <style:text-properties fo:font-variant="normal" fo:text-transform="none" fo:color="#ce181e" style:font-name="Ubuntu Mono" fo:font-size="9.75pt" fo:letter-spacing="normal" fo:font-style="normal" fo:font-weight="normal" officeooo:rsid="001a227a" officeooo:paragraph-rsid="001c95e3" style:font-weight-asian="normal" style:font-weight-complex="normal" loext:padding="0cm" loext:border="none"/>
    </style:style>
    <style:style style:name="P17" style:family="paragraph" style:parent-style-name="Preformatted_20_Text">
      <style:text-properties fo:font-variant="normal" fo:text-transform="none" fo:color="#ce181e" style:font-name="Ubuntu Mono" fo:font-size="9.75pt" fo:letter-spacing="normal" fo:font-style="normal" fo:font-weight="normal" officeooo:paragraph-rsid="001880bf" loext:padding="0cm" loext:border="none"/>
    </style:style>
    <style:style style:name="P18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e181e" style:font-name="Ubuntu Mono" fo:font-size="9.75pt" fo:letter-spacing="normal" fo:font-style="normal" fo:font-weight="normal" loext:padding="0cm" loext:border="none"/>
    </style:style>
    <style:style style:name="P19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e181e" style:font-name="Ubuntu Mono" fo:font-size="9.75pt" fo:letter-spacing="normal" fo:font-style="normal" fo:font-weight="normal" officeooo:paragraph-rsid="001c95e3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e181e" style:font-name="Ubuntu Mono" fo:font-size="9.75pt" fo:letter-spacing="normal" fo:font-style="normal" fo:font-weight="normal" officeooo:rsid="001880bf" officeooo:paragraph-rsid="001c95e3" loext:padding="0cm" loext:border="none"/>
    </style:style>
    <style:style style:name="P21" style:family="paragraph" style:parent-style-name="Standard" style:list-style-name="L1">
      <style:text-properties fo:font-weight="normal" officeooo:rsid="001a227a" officeooo:paragraph-rsid="001c95e3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3204f" officeooo:paragraph-rsid="0023204f" style:font-weight-asian="normal" style:font-weight-complex="normal"/>
    </style:style>
    <style:style style:name="P23" style:family="paragraph" style:parent-style-name="Standard" style:list-style-name="L3">
      <style:text-properties officeooo:rsid="001880bf" officeooo:paragraph-rsid="001880bf"/>
    </style:style>
    <style:style style:name="P24" style:family="paragraph" style:parent-style-name="Standard" style:list-style-name="L3">
      <style:text-properties officeooo:rsid="001960b3" officeooo:paragraph-rsid="001960b3"/>
    </style:style>
    <style:style style:name="P25" style:family="paragraph" style:parent-style-name="Standard" style:list-style-name="L4">
      <style:text-properties fo:color="#000000" fo:font-weight="normal" officeooo:rsid="00240b1d" officeooo:paragraph-rsid="00240b1d" style:font-weight-asian="normal" style:font-weight-complex="normal"/>
    </style:style>
    <style:style style:name="P26" style:family="paragraph" style:parent-style-name="Standard">
      <style:text-properties fo:color="#000000" fo:font-weight="normal" officeooo:rsid="00240b1d" officeooo:paragraph-rsid="00240b1d" style:font-weight-asian="normal" style:font-weight-complex="normal"/>
    </style:style>
    <style:style style:name="P27" style:family="paragraph" style:parent-style-name="Standard">
      <style:text-properties fo:color="#000000" fo:font-weight="normal" officeooo:rsid="0029e1f8" officeooo:paragraph-rsid="0029e1f8" style:font-weight-asian="normal" style:font-weight-complex="normal"/>
    </style:style>
    <style:style style:name="P28" style:family="paragraph" style:parent-style-name="Standard">
      <style:text-properties fo:color="#000000" fo:font-weight="normal" officeooo:rsid="002b9cea" officeooo:paragraph-rsid="002b9cea" style:font-weight-asian="normal" style:font-weight-complex="normal"/>
    </style:style>
    <style:style style:name="P29" style:family="paragraph" style:parent-style-name="Standard" style:list-style-name="L4">
      <style:text-properties fo:color="#000000" fo:font-weight="normal" officeooo:rsid="002ce3c8" officeooo:paragraph-rsid="002ce3c8" style:font-weight-asian="normal" style:font-weight-complex="normal"/>
    </style:style>
    <style:style style:name="P30" style:family="paragraph" style:parent-style-name="Standard">
      <style:text-properties fo:color="#000000" fo:font-weight="bold" officeooo:rsid="00240b1d" officeooo:paragraph-rsid="00240b1d" style:font-weight-asian="bold" style:font-weight-complex="bold"/>
    </style:style>
    <style:style style:name="P31" style:family="paragraph" style:parent-style-name="Standard">
      <style:text-properties fo:color="#ce181e" fo:font-weight="normal" officeooo:rsid="002b9cea" officeooo:paragraph-rsid="002b9cea" style:font-weight-asian="normal" style:font-weight-complex="normal"/>
    </style:style>
    <style:style style:name="P32" style:family="paragraph" style:parent-style-name="Standard">
      <style:text-properties fo:color="#ce181e" fo:font-weight="normal" officeooo:rsid="002bfdfb" officeooo:paragraph-rsid="002bfdfb" style:font-weight-asian="normal" style:font-weight-complex="normal"/>
    </style:style>
    <style:style style:name="P33" style:family="paragraph" style:parent-style-name="Standard">
      <style:text-properties fo:font-weight="bold" officeooo:rsid="001880bf" officeooo:paragraph-rsid="001880bf" style:font-weight-asian="bold" style:font-weight-complex="bold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normal" officeooo:rsid="0029e1f8" officeooo:paragraph-rsid="0029e1f8" style:font-weight-asian="normal" style:font-weight-complex="normal"/>
    </style:style>
    <style:style style:name="P3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normal" officeooo:rsid="002b9cea" officeooo:paragraph-rsid="002b9cea" style:font-weight-asian="normal" style:font-weight-complex="normal"/>
    </style:style>
    <style:style style:name="P36" style:family="paragraph" style:parent-style-name="Text_20_body" style:list-style-name="L3"/>
    <style:style style:name="P37" style:family="paragraph" style:parent-style-name="Preformatted_20_Text">
      <style:text-properties fo:font-variant="normal" fo:text-transform="none" fo:color="#ce181e" style:font-name="Ubuntu Mono" fo:font-size="9.75pt" fo:letter-spacing="normal" fo:font-style="normal" fo:font-weight="normal" officeooo:rsid="002b9cea" officeooo:paragraph-rsid="002cf686" style:font-weight-asian="normal" style:font-weight-complex="normal" loext:padding="0cm" loext:border="none"/>
    </style:style>
    <style:style style:name="P38" style:family="paragraph" style:parent-style-name="Preformatted_20_Text">
      <style:text-properties fo:font-variant="normal" fo:text-transform="none" fo:color="#ce181e" style:font-name="Ubuntu Mono" fo:font-size="9.75pt" fo:letter-spacing="normal" fo:font-style="normal" fo:font-weight="normal" officeooo:rsid="002bfdfb" officeooo:paragraph-rsid="002bfdfb" style:font-weight-asian="normal" style:font-weight-complex="normal" loext:padding="0cm" loext:border="none"/>
    </style:style>
    <style:style style:name="P39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e181e" style:font-name="Ubuntu Mono" fo:font-size="9.75pt" fo:letter-spacing="normal" fo:font-style="normal" fo:font-weight="normal" loext:padding="0cm" loext:border="none"/>
    </style:style>
    <style:style style:name="P40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e181e" style:font-name="Ubuntu Mono" fo:font-size="9.75pt" fo:letter-spacing="normal" fo:font-style="normal" fo:font-weight="normal" officeooo:paragraph-rsid="002cf686" loext:padding="0cm" loext:border="none"/>
    </style:style>
    <style:style style:name="P4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e181e" style:font-name="Ubuntu Mono" fo:font-size="9.75pt" fo:letter-spacing="normal" fo:font-style="normal" fo:font-weight="normal" officeooo:rsid="002ce3c8" officeooo:paragraph-rsid="002cf686" style:font-weight-asian="normal" style:font-weight-complex="normal" loext:padding="0cm" loext:border="none"/>
    </style:style>
    <style:style style:name="T1" style:family="text">
      <style:text-properties officeooo:rsid="001880bf"/>
    </style:style>
    <style:style style:name="T2" style:family="text">
      <style:text-properties style:font-name="Ubuntu Mono" fo:font-size="9.75pt" fo:font-style="normal" fo:font-weight="normal"/>
    </style:style>
    <style:style style:name="T3" style:family="text">
      <style:text-properties officeooo:rsid="001b7672"/>
    </style:style>
    <style:style style:name="T4" style:family="text">
      <style:text-properties officeooo:rsid="001da4df"/>
    </style:style>
    <style:style style:name="T5" style:family="text">
      <style:text-properties officeooo:rsid="002987ae"/>
    </style:style>
    <style:style style:name="T6" style:family="text">
      <style:text-properties officeooo:rsid="002c730f"/>
    </style:style>
    <style:style style:name="T7" style:family="text">
      <style:text-properties officeooo:rsid="002cf6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Actinopterygii:</text:p>
      <text:p text:style-name="P1"/>
      <text:p text:style-name="P1"/>
      <text:p text:style-name="P2">According to WoRMS: </text:p>
      <text:p text:style-name="P1"/>
      <text:p text:style-name="P3"/>
      <text:list xml:id="list3792662015" text:style-name="L1">
        <text:list-item>
          <text:p text:style-name="P21">1 order (Actinopterygii)</text:p>
        </text:list-item>
        <text:list-item>
          <text:p text:style-name="P21">426 families</text:p>
        </text:list-item>
        <text:list-item>
          <text:p text:style-name="P21">45629 species</text:p>
        </text:list-item>
      </text:list>
      <text:p text:style-name="P9"/>
      <text:p text:style-name="P10">Table of 10 most populous families: </text:p>
      <text:p text:style-name="P8"/>
      <text:p text:style-name="P16"><text:bookmark text:name="rstudio_console_output1"/>417<text:tab/>Carangidae<text:tab/>761</text:p>
      <text:p text:style-name="P19">418 <text:tab/>Ophichthidae <text:tab/>812</text:p>
      <text:p text:style-name="P19">419<text:tab/>Sciaenidae <text:tab/>826</text:p>
      <text:p text:style-name="P19">420<text:tab/>Apogonidae <text:tab/>903</text:p>
      <text:p text:style-name="P19">421<text:tab/>Blenniidae <text:tab/>1026</text:p>
      <text:p text:style-name="P19">422<text:tab/>Macrouridae <text:tab/>1029 *<text:span text:style-name="T4">PT</text:span> </text:p>
      <text:p text:style-name="P19">423 <text:tab/>Pomacentridae <text:tab/>1187</text:p>
      <text:p text:style-name="P19">424<text:tab/>Serranidae <text:tab/>1679 *<text:span text:style-name="T4">PT</text:span> </text:p>
      <text:p text:style-name="P19">425 <text:tab/>Labridae <text:tab/>1814 *<text:span text:style-name="T4">PT</text:span> </text:p>
      <text:p text:style-name="P20">426 <text:tab/>Gobiidae <text:tab/>3290 *<text:span text:style-name="T4">PT</text:span> </text:p>
      <text:p text:style-name="P20"/>
      <text:p text:style-name="P20"/>
      <text:p text:style-name="P1"/>
      <text:p text:style-name="P2">According to FishBase (source used for the phylogenetic tree):</text:p>
      <text:p text:style-name="P2"/>
      <text:list xml:id="list4258971602" text:style-name="L2">
        <text:list-item>
          <text:p text:style-name="P22">1 Classs</text:p>
        </text:list-item>
        <text:list-item>
          <text:p text:style-name="P22">46 orders</text:p>
        </text:list-item>
        <text:list-item>
          <text:p text:style-name="P22">467 families</text:p>
        </text:list-item>
        <text:list-item>
          <text:p text:style-name="P22">31759 species</text:p>
        </text:list-item>
      </text:list>
      <text:p text:style-name="P2"/>
      <text:p text:style-name="P11"/>
      <text:p text:style-name="P12">100% OVERLAP WITH PHYLOGENETIC TREE (although in a different order)</text:p>
      <text:p text:style-name="P12">40% OVERLAP WITH WORMS </text:p>
      <text:p text:style-name="P11"/>
      <text:p text:style-name="P17"><text:bookmark text:name="rstudio_console_output2"/>478<text:tab/>Macrouridae <text:tab/>399</text:p>
      <text:p text:style-name="P18">479 <text:tab/>Liparidae <text:tab/>407</text:p>
      <text:p text:style-name="P18">480 <text:tab/>Labridae <text:tab/>520</text:p>
      <text:p text:style-name="P18">481<text:tab/>Serranidae <text:tab/>537</text:p>
      <text:p text:style-name="P18">482 <text:tab/>Nemacheilidae <text:tab/>632</text:p>
      <text:p text:style-name="P18">483 <text:tab/>Loricariidae <text:tab/>899</text:p>
      <text:p text:style-name="P18">484<text:tab/>Characidae <text:tab/>1085</text:p>
      <text:p text:style-name="P18">485 <text:tab/>Cichlidae <text:tab/>1672</text:p>
      <text:p text:style-name="P18">486 <text:tab/>Gobiidae <text:tab/>1718</text:p>
      <text:p text:style-name="P18">487<text:tab/>Cyprinidae <text:tab/>3017 </text:p>
      <text:p text:style-name="P11"/>
      <text:p text:style-name="P7"/>
      <text:p text:style-name="P1"/>
      <text:p text:style-name="P2">According to the phylogenetic-tree people:</text:p>
      <text:p text:style-name="P1"/>
      <text:list xml:id="list1955210477" text:style-name="L3">
        <text:list-item>
          <text:p text:style-name="P36">2 classes: Actinopterygii (31502 spp) &amp; Cladistia (14 spp, 1 family<text:span text:style-name="T1">)</text:span></text:p>
        </text:list-item>
      </text:list>
      <text:p text:style-name="P1">- stripping out the Cladistia, looking just at Actinopterygii</text:p>
      <text:p text:style-name="P1"/>
      <text:list xml:id="list174717805014600" text:continue-numbering="true" text:style-name="L3">
        <text:list-item>
          <text:p text:style-name="P23">489 families</text:p>
        </text:list-item>
        <text:list-item>
          <text:p text:style-name="P23">67 orders</text:p>
        </text:list-item>
        <text:list-item>
          <text:p text:style-name="P24"><text:soft-page-break/>31502 species </text:p>
        </text:list-item>
      </text:list>
      <text:p text:style-name="P4"/>
      <text:p text:style-name="P5">Table of <text:span text:style-name="T3">10 </text:span>most populous families: </text:p>
      <text:p text:style-name="P5"/>
      <text:p text:style-name="P15"><text:span text:style-name="T2">Var1 <text:tab/>Freq</text:span></text:p>
      <text:p text:style-name="P18">480<text:tab/>Macrouridae <text:tab/>398 * <text:span text:style-name="T4">W</text:span></text:p>
      <text:p text:style-name="P18">481<text:tab/>Liparidae <text:tab/>399</text:p>
      <text:p text:style-name="P18">482<text:tab/>Serranidae <text:tab/>535 * <text:span text:style-name="T4">W</text:span></text:p>
      <text:p text:style-name="P18">483 <text:tab/>Nemacheilidae <text:tab/>603</text:p>
      <text:p text:style-name="P18">484 <text:tab/>Labridae <text:tab/>633 * <text:span text:style-name="T4">W</text:span></text:p>
      <text:p text:style-name="P18">485 <text:tab/>Loricariidae <text:tab/>878</text:p>
      <text:p text:style-name="P18">486<text:tab/>Characidae <text:tab/>1049</text:p>
      <text:p text:style-name="P18">487 <text:tab/>Cichlidae <text:tab/>1664</text:p>
      <text:p text:style-name="P18">488 <text:tab/>Gobiidae <text:tab/>1767 * <text:span text:style-name="T4">W</text:span></text:p>
      <text:p text:style-name="P18">489<text:tab/>Cyprinidae <text:tab/>2950</text:p>
      <text:p text:style-name="P6"/>
      <text:p text:style-name="P6"/>
      <text:p text:style-name="P13"/>
      <text:p text:style-name="P14">Red list: </text:p>
      <text:p text:style-name="P14"/>
      <text:list xml:id="list833277004" text:style-name="L4">
        <text:list-item>
          <text:p text:style-name="P25">17955 species</text:p>
        </text:list-item>
        <text:list-item>
          <text:p text:style-name="P29">Family/Taxanomic data can be extracted from the API (process ongoing) but can be done by matching species</text:p>
        </text:list-item>
        <text:list-item>
          <text:p text:style-name="P29"><text:span text:style-name="T7">U</text:span>sing species matched <text:span text:style-name="T7">with fishbase( i.e. just the overlapping species), we get these results:</text:span></text:p>
        </text:list-item>
      </text:list>
      <text:p text:style-name="P37"/>
      <text:p text:style-name="P37"/>
      <text:p text:style-name="P37">408 <text:s text:c="2"/>Myctophidae <text:s/>233 --</text:p>
      <text:p text:style-name="P40">409 <text:s text:c="3"/>Characidae <text:s/>235 *</text:p>
      <text:p text:style-name="P40">410 <text:s/>Syngnathidae <text:s/>263 --</text:p>
      <text:p text:style-name="P40">411 Nemacheilidae <text:s/>270 *</text:p>
      <text:p text:style-name="P40">412 <text:s text:c="3"/>Blenniidae <text:s/>395 – <text:span text:style-name="T7">W (in worms top 10)</text:span></text:p>
      <text:p text:style-name="P40">413 <text:s text:c="3"/>Serranidae <text:s/>427 *</text:p>
      <text:p text:style-name="P40">414 <text:s text:c="5"/>Labridae <text:s/>485 *</text:p>
      <text:p text:style-name="P40">415 <text:s text:c="5"/>Gobiidae <text:s/>947 *</text:p>
      <text:p text:style-name="P40">416 <text:s text:c="4"/>Cichlidae 1029 *</text:p>
      <text:p text:style-name="P41">417 <text:s text:c="3"/>Cyprinidae 1775 * </text:p>
      <text:p text:style-name="P26"/>
      <text:p text:style-name="P26"/>
      <text:p text:style-name="P26">* - <text:span text:style-name="T7">the same as in the top 10 as FB and FishTreeofLife</text:span></text:p>
      <text:p text:style-name="P26">– : <text:span text:style-name="T7">not the same </text:span></text:p>
      <text:p text:style-name="P26"/>
      <text:p text:style-name="P26">--- table of Actinopterygii Red Status <text:span text:style-name="T5">species that are present on WoRMS and FishBase</text:span></text:p>
      <text:p text:style-name="P26"/>
      <text:p text:style-name="P30"><text:tab/>Category<text:tab/><text:tab/><text:tab/><text:tab/>#species<text:tab/>endangered<text:tab/>%oftotal</text:p>
      <text:p text:style-name="P26"><text:s/>[1,] "Critically Endangered"<text:tab/><text:tab/><text:tab/>"546" <text:tab/><text:tab/>"Y"<text:tab/><text:tab/>"3.04"</text:p>
      <text:p text:style-name="P26"><text:s/>[2,] "Data Deficient"<text:tab/><text:tab/><text:tab/><text:tab/>"3510" <text:tab/>"N"<text:tab/><text:tab/>"19.55"</text:p>
      <text:p text:style-name="P26"><text:s/>[3,] "Vulnerable"<text:tab/><text:tab/><text:tab/><text:tab/>"1098" <text:tab/>"Y"<text:tab/><text:tab/>"6.12"</text:p>
      <text:p text:style-name="P26"><text:s/>[4,] "Least Concern" <text:tab/><text:tab/><text:tab/><text:tab/>"11351" <text:tab/>"N"<text:tab/><text:tab/>"63.22"</text:p>
      <text:p text:style-name="P26"><text:s/>[5,] "Endangered"<text:tab/><text:tab/><text:tab/><text:tab/>"804" <text:tab/><text:tab/>"Y"<text:tab/><text:tab/>"4.48"</text:p>
      <text:p text:style-name="P26"><text:s/>[6,] "Extinct"<text:tab/><text:tab/><text:tab/><text:tab/><text:tab/>"62"<text:tab/><text:tab/>"Y"<text:tab/><text:tab/>"0.35"</text:p>
      <text:p text:style-name="P26"><text:s/>[7,] "Extinct in the Wild"<text:tab/><text:tab/><text:tab/>"10" <text:tab/><text:tab/>"Y"<text:tab/><text:tab/>"0.06"</text:p>
      <text:p text:style-name="P26"><text:s/>[8,] "Near Threatened"<text:tab/><text:tab/><text:tab/>"545" <text:tab/><text:tab/>"N"<text:tab/><text:tab/>"3.04"</text:p>
      <text:p text:style-name="P26"><text:s/>[9,] "Lower Risk/least conce<text:tab/>rn" <text:tab/><text:tab/>"17" <text:tab/><text:tab/>"N"<text:tab/><text:tab/>"0.09"</text:p>
      <text:p text:style-name="P26">[10,] "Lower Risk/conservation dependent" "1"<text:tab/><text:tab/>"N"<text:tab/> <text:tab/>"0.01"</text:p>
      <text:p text:style-name="P26">[11,] "Lower Risk/near threatened" <text:tab/><text:tab/>"11"<text:tab/><text:tab/>"N"<text:tab/> <text:tab/>"0.06" </text:p>
      <text:p text:style-name="P26"/>
      <text:p text:style-name="P27"><text:soft-page-break/></text:p>
      <text:p text:style-name="P27"/>
      <text:p text:style-name="P34"/>
      <text:p text:style-name="P27"/>
      <text:p text:style-name="P28">What have I done?</text:p>
      <text:p text:style-name="P28"/>
      <text:p text:style-name="P28">-Looked at the species that are on the Red List vs FishBase, the FishTreeofLife, and </text:p>
      <text:p text:style-name="P28"/>
      <text:p text:style-name="P28"/>
      <text:p text:style-name="P35"/>
      <text:p text:style-name="P28"/>
      <text:p text:style-name="P28"/>
      <text:p text:style-name="P28">Looking just at Fishbase &amp; Redlist (as WoRMS doesn’t have a huge overlap, and the fishtreeoflife people used Fishbase)</text:p>
      <text:p text:style-name="P31"/>
      <text:p text:style-name="P32">And here are the Red list ratings for this group:</text:p>
      <text:p text:style-name="P32"/>
      <text:p text:style-name="P38"><text:bookmark text:name="rstudio_console_output3"/>1 <text:s text:c="13"/>Critically Endangered <text:s text:c="2"/>461</text:p>
      <text:p text:style-name="P18">2 <text:s text:c="20"/>Data Deficient <text:s/>3109</text:p>
      <text:p text:style-name="P18">3 <text:s text:c="24"/>Endangered <text:s text:c="2"/>713</text:p>
      <text:p text:style-name="P18">4 <text:s text:c="27"/>Extinct <text:s text:c="3"/>57</text:p>
      <text:p text:style-name="P18">5 <text:s text:c="15"/>Extinct in the Wild <text:s text:c="3"/>10</text:p>
      <text:p text:style-name="P18">6 <text:s text:c="21"/>Least Concern 10734</text:p>
      <text:p text:style-name="P18">7 <text:s/>Lower Risk/conservation dependent <text:s text:c="4"/>1</text:p>
      <text:p text:style-name="P18">8 <text:s text:c="10"/>Lower Risk/least concern <text:s text:c="3"/>17</text:p>
      <text:p text:style-name="P18">9 <text:s text:c="8"/>Lower Risk/near threatened <text:s text:c="4"/>8</text:p>
      <text:p text:style-name="P18">10 <text:s text:c="18"/>Near Threatened <text:s text:c="2"/>480</text:p>
      <text:p text:style-name="P18">11 <text:s text:c="23"/>Vulnerable <text:s text:c="2"/>958</text:p>
      <text:p text:style-name="P32"/>
      <text:p text:style-name="P32"/>
      <text:p text:style-name="P32"/>
      <text:p text:style-name="P32"/>
      <text:p text:style-name="P32">– <text:span text:style-name="T6">then do the red list ratings for each of the families (number that is endangered)</text:span></text:p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11:11.885978517</meta:creation-date>
    <dc:date>2020-02-12T17:47:17.355444742</dc:date>
    <meta:editing-duration>P1DT5H49M17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96" meta:word-count="497" meta:character-count="3249" meta:non-whitespace-character-count="2487"/>
  </office:meta>
</office:document-meta>
</file>